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AutoProxyCreatorInitTests.ignoreAdvisorThatIsCurrentlyI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llChecker.before( Method method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Checker.check(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